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>
          <style:tab-stop style:position="5.0398in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30.4.14</text:span></text:p>
      <text:p text:style-name="P5"/>
      <text:p text:style-name="P5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80511</text:span><text:bookmark text:name="_GoBack"/></text:p>
      <text:p text:style-name="P9"/>
      <text:p text:style-name="Standard"><text:span text:style-name="T4">שם העסק/מבנה</text:span><text:span text:style-name="T3"> <text:s text:c="2"/></text:span><text:span text:style-name="T1">קניון הזהב</text:span></text:p>
      <text:p text:style-name="P10"/>
      <text:p text:style-name="Standard"><text:span text:style-name="T4">כתובת</text:span><text:span text:style-name="T1"> <text:s/>סחרוב 21</text:span></text:p>
      <text:p text:style-name="P10"/>
      <text:p text:style-name="Standard"><text:span text:style-name="T4">טלפון</text:span><text:span text:style-name="T1"> <text:s text:c="15"/>9622678 <text:s text:c="125"/></text:span></text:p>
      <text:p text:style-name="P10"/>
      <text:p text:style-name="Standard"><text:span text:style-name="T4">המפתחות נמצאים</text:span><text:span text:style-name="T1"> <text:s/>שומרים חב' אבטחה</text:span></text:p>
      <text:p text:style-name="P5"/>
      <text:p text:style-name="Standard"><text:span text:style-name="T4">מיקום מפסק זרם ראשי:</text:span><text:span text:style-name="T1"> <text:s text:c="3"/>פאנל כבאים סה"כ 3 במספר 1: אזור ישן- עמדת מודיעין</text:span></text:p>
      <text:p text:style-name="Standard"><text:span text:style-name="T1"><text:s text:c="92"/>2: אזור חדש- שער רומא</text:span></text:p>
      <text:p text:style-name="Standard"><text:span text:style-name="T1"><text:s text:c="92"/>3: אזור חדש: - סמוך לחנות קקאו <text:s text:c="14"/></text:span></text:p>
      <text:p text:style-name="Standard"><text:span text:style-name="T1"><text:s text:c="95"/>כניסה מרח' מזל אליעזר</text:span></text:p>
      <text:p text:style-name="Standard"><text:span text:style-name="T1"><text:s text:c="113"/></text:span></text:p>
      <text:p text:style-name="Standard"><text:span text:style-name="T4">גנרטור: </text:span><text:span text:style-name="T1">קיים /לא קיים: <text:s text:c="2"/></text:span><text:span text:style-name="T4">שלושה גנרטורים בקניון.</text:span></text:p>
      <text:p text:style-name="P4"/>
      <text:p text:style-name="Standard"><text:span text:style-name="T4">מיקום ברזי כיבוי עיקריים "3</text:span><text:span text:style-name="T1"> </text:span></text:p>
      <text:p text:style-name="Standard"><text:span text:style-name="T1"><text:s text:c="43"/>מסביב לקניון <text:s/>על רחובות <text:s/>סחרוב , לזרוב, מזל אליעזר (כניסה לחניון)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גיל גזית</text:span></text:p>
          </table:table-cell>
          <table:table-cell table:style-name="Table2.A1" office:value-type="string">
            <text:p text:style-name="P1"><text:span text:style-name="T1">מנכ"ל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4-8181102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בני בחכמה</text:span></text:p>
          </table:table-cell>
          <table:table-cell table:style-name="Table2.A1" office:value-type="string">
            <text:p text:style-name="P1"><text:span text:style-name="T1">סמנכ"ל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4-8181103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נדב דוייטש</text:span></text:p>
          </table:table-cell>
          <table:table-cell table:style-name="Table2.A1" office:value-type="string">
            <text:p text:style-name="P1"><text:span text:style-name="T1">אגף חדש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4-8181066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בוריס</text:span></text:p>
          </table:table-cell>
          <table:table-cell table:style-name="Table2.A1" office:value-type="string">
            <text:p text:style-name="P1"><text:span text:style-name="T1">אגף חדש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4-8144446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אהרון</text:span></text:p>
          </table:table-cell>
          <table:table-cell table:style-name="Table2.A1" office:value-type="string">
            <text:p text:style-name="P1"><text:span text:style-name="T1">תחזוקה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4-5454437</text:span></text:p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רח' מזל אליעזר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סולר לשימוש גנרטורים</text:span></text:p>
          </table:table-cell>
        </table:table-row>
      </table:table>
      <text:p text:style-name="Standard"><text:span text:style-name="T1"><text:s text:c="517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צובר בחצר הקניון רח' סחרוב סמוך לארומה</text:span></text:p>
          </table:table-cell>
        </table:table-row>
      </table:table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עמדות כריזה ממוקמות בכול שער כניסה ראשי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אגף חדש מגוף שליטה ספרינקלרים עבור כל חנות וכמו כן באגף הציבורי שליטה בכל קומה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ספרינקלרים אגף ישן ברז שליטה עבור כל אשכול חניות.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1">גנרטור חירום סה"כ 3 בכל הקניון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שחרור עשן אגף ישן בעמדת מודיעין , אגף חדש פאנל כבאים.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חב' אבטחה 24/7 דרישה לחבירה בכול אירוע לשם התמצאות במבנה והכוונה של כוחות סמוך לאירוע</text:span><text:span text:style-name="T1">.</text:span></text:p>
          </table:table-cell>
        </table:table-row>
      </table:table>
      <text:p text:style-name="P5"><text:soft-page-break/></text:p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4</meta:editing-cycles>
    <meta:print-date>2012-01-05T11:00:00</meta:print-date>
    <meta:creation-date>2014-04-30T05:53:00</meta:creation-date>
    <dc:date>2014-04-30T06:10:00</dc:date>
    <meta:editing-duration>PT16S</meta:editing-duration>
    <meta:generator>OpenOffice/4.0.1$Win32 OpenOffice.org_project/401m5$Build-9714</meta:generator>
    <meta:document-statistic meta:table-count="6" meta:image-count="0" meta:object-count="0" meta:page-count="2" meta:paragraph-count="73" meta:word-count="281" meta:character-count="24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